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</style:style>
    <style:style style:name="co1" style:family="table-column">
      <style:table-column-properties fo:break-before="auto" style:column-width="0.50270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map style:condition="of:cell-content()=&quot;B&quot;" style:apply-style-name="cf6"/>
      <style:map style:condition="of:cell-content()=&quot;F&quot;" style:apply-style-name="cf5"/>
      <style:map style:condition="of:cell-content()=&quot;D&quot;" style:apply-style-name="cf5"/>
      <style:map style:condition="of:cell-content()=&quot;T&quot;" style:apply-style-name="cf4"/>
      <style:map style:condition="of:cell-content()=&quot;C&quot;" style:apply-style-name="cf3"/>
      <style:map style:condition="of:cell-content()=&quot;M&quot;" style:apply-style-name="cf2"/>
      <style:map style:condition="of:cell-content()=&quot;X&quot;" style:apply-style-name="cf1"/>
    </style:style>
    <style:style style:name="ce8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map style:condition="of:cell-content()=&quot;B&quot;" style:apply-style-name="cf6"/>
      <style:map style:condition="of:cell-content()=&quot;F&quot;" style:apply-style-name="cf5"/>
      <style:map style:condition="of:cell-content()=&quot;D&quot;" style:apply-style-name="cf5"/>
      <style:map style:condition="of:cell-content()=&quot;T&quot;" style:apply-style-name="cf4"/>
      <style:map style:condition="of:cell-content()=&quot;C&quot;" style:apply-style-name="cf3"/>
      <style:map style:condition="of:cell-content()=&quot;M&quot;" style:apply-style-name="cf2"/>
      <style:map style:condition="of:cell-content()=&quot;X&quot;" style:apply-style-name="cf1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B&quot;" style:apply-style-name="cf6"/>
      <style:map style:condition="of:cell-content()=&quot;F&quot;" style:apply-style-name="cf5"/>
      <style:map style:condition="of:cell-content()=&quot;D&quot;" style:apply-style-name="cf5"/>
      <style:map style:condition="of:cell-content()=&quot;T&quot;" style:apply-style-name="cf4"/>
      <style:map style:condition="of:cell-content()=&quot;C&quot;" style:apply-style-name="cf3"/>
      <style:map style:condition="of:cell-content()=&quot;M&quot;" style:apply-style-name="cf2"/>
      <style:map style:condition="of:cell-content()=&quot;X&quot;" style:apply-style-name="cf1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no-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fo:wrap-option="no-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6" table:style-name="Default_1"/>
          <table:table-cell table:number-columns-repeated="16378" table:style-name="Default_1"/>
        </table:table-row>
        <table:table-row table:style-name="ro1">
          <table:table-cell table:number-columns-repeated="6" table:style-name="Default_1"/>
          <table:table-cell table:style-name="Default_1"/>
          <table:table-cell office:value-type="string" table:style-name="Default_1">
            <text:p>X</text:p>
          </table:table-cell>
          <table:table-cell table:number-columns-repeated="16376" table:style-name="Default_1"/>
        </table:table-row>
        <table:table-row table:style-name="ro1">
          <table:table-cell table:number-columns-repeated="6" table:style-name="Default_1"/>
          <table:table-cell office:value-type="string" table:style-name="Default_1">
            <text:p>Y</text:p>
          </table:table-cell>
          <table:table-cell table:style-name="ce2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46" table:style-name="ce3">
            <text:p>46</text:p>
          </table:table-cell>
          <table:table-cell office:value-type="float" office:value="47" table:style-name="ce3">
            <text:p>47</text:p>
          </table:table-cell>
          <table:table-cell office:value-type="float" office:value="48" table:style-name="ce3">
            <text:p>48</text:p>
          </table:table-cell>
          <table:table-cell office:value-type="float" office:value="49" table:style-name="ce3">
            <text:p>49</text:p>
          </table:table-cell>
          <table:table-cell office:value-type="float" office:value="50" table:style-name="ce3">
            <text:p>50</text:p>
          </table:table-cell>
          <table:table-cell table:number-columns-repeated="16325" table:style-name="Default_1"/>
        </table:table-row>
        <table:table-row table:style-name="ro1">
          <table:table-cell table:number-columns-repeated="6" table:style-name="Default_1"/>
          <table:table-cell table:style-name="Default_1"/>
          <table:table-cell office:value-type="float" office:value="0" table:style-name="ce3">
            <text:p>0</text:p>
          </table:table-cell>
          <table:table-cell table:number-columns-repeated="2" table:style-name="ce4"/>
          <table:table-cell table:number-columns-repeated="49" table:style-name="ce5"/>
          <table:table-cell table:number-columns-repeated="16325" table:style-name="Default_1"/>
        </table:table-row>
        <table:table-row table:style-name="ro1">
          <table:table-cell table:number-columns-repeated="6" table:style-name="Default_1"/>
          <table:table-cell table:style-name="Default_1"/>
          <table:table-cell office:value-type="float" office:value="1" table:style-name="ce3">
            <text:p>1</text:p>
          </table:table-cell>
          <table:table-cell table:number-columns-repeated="2" table:style-name="ce4"/>
          <table:table-cell table:number-columns-repeated="49" table:style-name="ce5"/>
          <table:table-cell table:style-name="Default_1"/>
          <table:table-cell table:style-name="Default_1">
            <draw:frame draw:z-index="1" draw:id="id0" draw:style-name="a30" draw:name="Cadre de texte 2" svg:x="0.15354in" svg:y="0.0626in" svg:width="5.20748in" svg:height="3.2in">
              <draw:text-box>
                <text:p text:style-name="a1" text:class-names="" text:cond-style-name=""><text:span text:style-name="a0" text:class-names="">Légende :</text:span></text:p>
                <text:p text:style-name="a3" text:class-names="" text:cond-style-name=""><text:span text:style-name="a2" text:class-names=""/></text:p>
                <text:p text:style-name="a5" text:class-names="" text:cond-style-name=""><text:span text:style-name="a4" text:class-names="">D = Point de départ (spawn du personnage)</text:span></text:p>
                <text:p text:style-name="a7" text:class-names="" text:cond-style-name=""><text:span text:style-name="a6" text:class-names=""/></text:p>
                <text:p text:style-name="a9" text:class-names="" text:cond-style-name=""><text:span text:style-name="a8" text:class-names="">F = Point de sortie du niveau</text:span></text:p>
                <text:p text:style-name="a11" text:class-names="" text:cond-style-name=""><text:span text:style-name="a10" text:class-names=""/></text:p>
                <text:p text:style-name="a13" text:class-names="" text:cond-style-name=""><text:span text:style-name="a12" text:class-names="">X = Obstacles / Murs</text:span></text:p>
                <text:p text:style-name="a15" text:class-names="" text:cond-style-name=""><text:span text:style-name="a14" text:class-names=""/></text:p>
                <text:p text:style-name="a17" text:class-names="" text:cond-style-name=""><text:span text:style-name="a16" text:class-names="">C = Obstacles cassables</text:span></text:p>
                <text:p text:style-name="a19" text:class-names="" text:cond-style-name=""><text:span text:style-name="a18" text:class-names=""/></text:p>
                <text:p text:style-name="a21" text:class-names="" text:cond-style-name=""><text:span text:style-name="a20" text:class-names="">T = Coffre au trésor</text:span></text:p>
                <text:p text:style-name="a23" text:class-names="" text:cond-style-name=""><text:span text:style-name="a22" text:class-names=""/></text:p>
                <text:p text:style-name="a25" text:class-names="" text:cond-style-name=""><text:span text:style-name="a24" text:class-names="">M = monstre</text:span></text:p>
                <text:p text:style-name="a27" text:class-names="" text:cond-style-name=""><text:span text:style-name="a26" text:class-names=""/></text:p>
                <text:p text:style-name="a29" text:class-names="" text:cond-style-name=""><text:span text:style-name="a28" text:class-names="">B = Boss</text:span></text:p>
              </draw:text-box>
              <svg:title/>
              <svg:desc/>
            </draw:frame>
          </table:table-cell>
          <table:table-cell table:number-columns-repeated="16323" table:style-name="Default_1"/>
        </table:table-row>
        <table:table-row table:style-name="ro1">
          <table:table-cell table:number-columns-repeated="6" table:style-name="Default_1"/>
          <table:table-cell table:style-name="Default_1"/>
          <table:table-cell office:value-type="float" office:value="2" table:style-name="ce3">
            <text:p>2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6" table:style-name="Default_1"/>
          <table:table-cell table:style-name="Default_1"/>
          <table:table-cell office:value-type="float" office:value="3" table:style-name="ce3">
            <text:p>3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6" table:style-name="Default_1"/>
          <table:table-cell table:style-name="Default_1"/>
          <table:table-cell office:value-type="float" office:value="4" table:style-name="ce3">
            <text:p>4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6" table:style-name="Default_1"/>
          <table:table-cell table:style-name="Default_1"/>
          <table:table-cell office:value-type="float" office:value="5" table:style-name="ce3">
            <text:p>5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6" table:style-name="Default_1"/>
          <table:table-cell table:style-name="Default_1"/>
          <table:table-cell office:value-type="float" office:value="6" table:style-name="ce3">
            <text:p>6</text:p>
          </table:table-cell>
          <table:table-cell table:number-columns-repeated="10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6" table:style-name="Default_1"/>
          <table:table-cell table:style-name="Default_1"/>
          <table:table-cell office:value-type="float" office:value="7" table:style-name="ce3">
            <text:p>7</text:p>
          </table:table-cell>
          <table:table-cell table:number-columns-repeated="10" table:style-name="ce5"/>
          <table:table-cell office:value-type="string" table:style-name="ce5">
            <text:p>X</text:p>
          </table:table-cell>
          <table:table-cell table:number-columns-repeated="22"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6" table:style-name="Default_1"/>
          <table:table-cell table:style-name="Default_1"/>
          <table:table-cell office:value-type="float" office:value="8" table:style-name="ce3">
            <text:p>8</text:p>
          </table:table-cell>
          <table:table-cell table:number-columns-repeated="10" table:style-name="ce5"/>
          <table:table-cell office:value-type="string" table:style-name="ce5">
            <text:p>X</text:p>
          </table:table-cell>
          <table:table-cell table:number-columns-repeated="18" table:style-name="ce5"/>
          <table:table-cell office:value-type="string" table:style-name="ce5">
            <text:p>X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6" table:style-name="Default_1"/>
          <table:table-cell table:style-name="Default_1"/>
          <table:table-cell office:value-type="float" office:value="9" table:style-name="ce3">
            <text:p>9</text:p>
          </table:table-cell>
          <table:table-cell table:number-columns-repeated="10" table:style-name="ce5"/>
          <table:table-cell office:value-type="string" table:style-name="ce5">
            <text:p>X</text:p>
          </table:table-cell>
          <table:table-cell table:number-columns-repeated="22"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10" table:style-name="ce3">
            <text:p>10</text:p>
          </table:table-cell>
          <table:table-cell table:number-columns-repeated="10"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4"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11" table:style-name="ce3">
            <text:p>11</text:p>
          </table:table-cell>
          <table:table-cell table:number-columns-repeated="10"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14"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12" table:style-name="ce3">
            <text:p>12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6"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13" table:style-name="ce3">
            <text:p>13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office:value-type="string" table:style-name="ce5">
            <text:p>D</text:p>
          </table:table-cell>
          <table:table-cell table:number-columns-repeated="9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14"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14" table:style-name="ce3">
            <text:p>14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8" table:style-name="ce5"/>
          <table:table-cell office:value-type="string" table:style-name="ce5">
            <text:p>M</text:p>
          </table:table-cell>
          <table:table-cell table:number-columns-repeated="5"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15" table:style-name="ce3">
            <text:p>15</text:p>
          </table:table-cell>
          <table:table-cell table:number-columns-repeated="6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9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16" table:style-name="ce3">
            <text:p>16</text:p>
          </table:table-cell>
          <table:table-cell table:number-columns-repeated="6" table:style-name="ce5"/>
          <table:table-cell office:value-type="string" table:style-name="ce5">
            <text:p>X</text:p>
          </table:table-cell>
          <table:table-cell table:number-columns-repeated="6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14"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17" table:style-name="ce3">
            <text:p>17</text:p>
          </table:table-cell>
          <table:table-cell table:number-columns-repeated="6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14"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18" table:style-name="ce3">
            <text:p>18</text:p>
          </table:table-cell>
          <table:table-cell table:number-columns-repeated="6" table:style-name="ce5"/>
          <table:table-cell office:value-type="string" table:style-name="ce5">
            <text:p>X</text:p>
          </table:table-cell>
          <table:table-cell table:number-columns-repeated="6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14" table:style-name="ce5"/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19" table:style-name="ce3">
            <text:p>19</text:p>
          </table:table-cell>
          <table:table-cell table:number-columns-repeated="6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7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20" table:style-name="ce3">
            <text:p>20</text:p>
          </table:table-cell>
          <table:table-cell table:number-columns-repeated="23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5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21" table:style-name="ce3">
            <text:p>21</text:p>
          </table:table-cell>
          <table:table-cell table:number-columns-repeated="23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5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22" table:style-name="ce3">
            <text:p>22</text:p>
          </table:table-cell>
          <table:table-cell table:number-columns-repeated="23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5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23" table:style-name="ce3">
            <text:p>23</text:p>
          </table:table-cell>
          <table:table-cell table:number-columns-repeated="23" table:style-name="ce5"/>
          <table:table-cell office:value-type="string" table:style-name="ce5">
            <text:p>X</text:p>
          </table:table-cell>
          <table:table-cell office:value-type="string" table:style-name="ce5">
            <text:p>F</text:p>
          </table:table-cell>
          <table:table-cell office:value-type="string" table:style-name="ce5">
            <text:p>X</text:p>
          </table:table-cell>
          <table:table-cell table:number-columns-repeated="25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24" table:style-name="ce3">
            <text:p>24</text:p>
          </table:table-cell>
          <table:table-cell table:number-columns-repeated="23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5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25" table:style-name="ce3">
            <text:p>25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26" table:style-name="ce3">
            <text:p>26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27" table:style-name="ce3">
            <text:p>27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28" table:style-name="ce3">
            <text:p>28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29" table:style-name="ce3">
            <text:p>29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30" table:style-name="ce3">
            <text:p>30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31" table:style-name="ce3">
            <text:p>31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32" table:style-name="ce3">
            <text:p>32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33" table:style-name="ce3">
            <text:p>33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34" table:style-name="ce3">
            <text:p>34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35" table:style-name="ce3">
            <text:p>35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36" table:style-name="ce3">
            <text:p>36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37" table:style-name="ce3">
            <text:p>37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38" table:style-name="ce3">
            <text:p>38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39" table:style-name="ce3">
            <text:p>39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40" table:style-name="ce3">
            <text:p>40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41" table:style-name="ce3">
            <text:p>41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42" table:style-name="ce3">
            <text:p>42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43" table:style-name="ce3">
            <text:p>43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44" table:style-name="ce3">
            <text:p>44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45" table:style-name="ce3">
            <text:p>45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46" table:style-name="ce3">
            <text:p>46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47" table:style-name="ce3">
            <text:p>47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48" table:style-name="ce3">
            <text:p>48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49" table:style-name="ce3">
            <text:p>49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style-name="ro1">
          <table:table-cell table:number-columns-repeated="7" table:style-name="Default_1"/>
          <table:table-cell office:value-type="float" office:value="50" table:style-name="ce3">
            <text:p>50</text:p>
          </table:table-cell>
          <table:table-cell table:number-columns-repeated="51" table:style-name="ce5"/>
          <table:table-cell table:number-columns-repeated="16325" table:style-name="Default_1"/>
        </table:table-row>
        <table:table-row table:number-rows-repeated="1048519" table:style-name="ro1">
          <table:table-cell table:number-columns-repeated="16384"/>
        </table:table-row>
      </table:table>
      <table:table table:name="Default" table:style-name="ta1">
        <table:shapes>
          <draw:frame draw:z-index="1" draw:id="id1" draw:style-name="a57" draw:name="Cadre de texte 1" svg:x="11.42165in" svg:y="0.96537in" svg:width="5.17205in" svg:height="2.72283in">
            <draw:text-box>
              <text:p text:style-name="a32" text:class-names="" text:cond-style-name=""><text:span text:style-name="a31" text:class-names="">D = Point de départ (spawn du personnage)</text:span></text:p>
              <text:p text:style-name="a34" text:class-names="" text:cond-style-name=""><text:span text:style-name="a33" text:class-names=""/></text:p>
              <text:p text:style-name="a36" text:class-names="" text:cond-style-name=""><text:span text:style-name="a35" text:class-names="">F = Point de sortie du niveau</text:span></text:p>
              <text:p text:style-name="a38" text:class-names="" text:cond-style-name=""><text:span text:style-name="a37" text:class-names=""/></text:p>
              <text:p text:style-name="a40" text:class-names="" text:cond-style-name=""><text:span text:style-name="a39" text:class-names="">X = Obstacles / Murs</text:span></text:p>
              <text:p text:style-name="a42" text:class-names="" text:cond-style-name=""><text:span text:style-name="a41" text:class-names=""/></text:p>
              <text:p text:style-name="a44" text:class-names="" text:cond-style-name=""><text:span text:style-name="a43" text:class-names="">C = Obstacles cassables</text:span></text:p>
              <text:p text:style-name="a46" text:class-names="" text:cond-style-name=""><text:span text:style-name="a45" text:class-names=""/></text:p>
              <text:p text:style-name="a48" text:class-names="" text:cond-style-name=""><text:span text:style-name="a47" text:class-names="">T = Coffre au trésor</text:span></text:p>
              <text:p text:style-name="a50" text:class-names="" text:cond-style-name=""><text:span text:style-name="a49" text:class-names=""/></text:p>
              <text:p text:style-name="a52" text:class-names="" text:cond-style-name=""><text:span text:style-name="a51" text:class-names="">M = monstre</text:span></text:p>
              <text:p text:style-name="a54" text:class-names="" text:cond-style-name=""><text:span text:style-name="a53" text:class-names=""/></text:p>
              <text:p text:style-name="a56" text:class-names="" text:cond-style-name=""><text:span text:style-name="a55" text:class-names="">B = Boss</text:span></text:p>
            </draw:text-box>
            <svg:title/>
            <svg:desc/>
          </draw:frame>
        </table:shapes>
        <table:table-column table:style-name="co1" table:number-columns-repeated="16384" table:default-cell-style-name="Default_1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Default_1"/>
          <table:table-cell office:value-type="string" table:style-name="Default_1">
            <text:p>X</text:p>
          </table:table-cell>
          <table:table-cell table:number-columns-repeated="16380" table:style-name="Default_1"/>
        </table:table-row>
        <table:table-row table:style-name="ro2">
          <table:table-cell table:number-columns-repeated="2"/>
          <table:table-cell office:value-type="string" table:style-name="Default_1">
            <text:p>Y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8">
            <text:p>30</text:p>
          </table:table-cell>
          <table:table-cell office:value-type="float" office:value="31" table:style-name="ce8">
            <text:p>31</text:p>
          </table:table-cell>
          <table:table-cell office:value-type="float" office:value="32" table:style-name="ce8">
            <text:p>32</text:p>
          </table:table-cell>
          <table:table-cell office:value-type="float" office:value="33" table:style-name="ce8">
            <text:p>33</text:p>
          </table:table-cell>
          <table:table-cell office:value-type="float" office:value="34" table:style-name="ce8">
            <text:p>34</text:p>
          </table:table-cell>
          <table:table-cell office:value-type="float" office:value="35" table:style-name="ce8">
            <text:p>35</text:p>
          </table:table-cell>
          <table:table-cell office:value-type="float" office:value="36" table:style-name="ce8">
            <text:p>36</text:p>
          </table:table-cell>
          <table:table-cell office:value-type="float" office:value="37" table:style-name="ce8">
            <text:p>37</text:p>
          </table:table-cell>
          <table:table-cell office:value-type="float" office:value="38" table:style-name="ce8">
            <text:p>38</text:p>
          </table:table-cell>
          <table:table-cell office:value-type="float" office:value="39" table:style-name="ce8">
            <text:p>39</text:p>
          </table:table-cell>
          <table:table-cell office:value-type="float" office:value="40" table:style-name="ce8">
            <text:p>40</text:p>
          </table:table-cell>
          <table:table-cell office:value-type="float" office:value="41" table:style-name="ce8">
            <text:p>41</text:p>
          </table:table-cell>
          <table:table-cell office:value-type="float" office:value="42" table:style-name="ce8">
            <text:p>42</text:p>
          </table:table-cell>
          <table:table-cell office:value-type="float" office:value="43" table:style-name="ce8">
            <text:p>43</text:p>
          </table:table-cell>
          <table:table-cell office:value-type="float" office:value="44" table:style-name="ce8">
            <text:p>44</text:p>
          </table:table-cell>
          <table:table-cell office:value-type="float" office:value="45" table:style-name="ce8">
            <text:p>45</text:p>
          </table:table-cell>
          <table:table-cell office:value-type="float" office:value="46" table:style-name="ce8">
            <text:p>46</text:p>
          </table:table-cell>
          <table:table-cell office:value-type="float" office:value="47" table:style-name="ce8">
            <text:p>47</text:p>
          </table:table-cell>
          <table:table-cell office:value-type="float" office:value="48" table:style-name="ce8">
            <text:p>48</text:p>
          </table:table-cell>
          <table:table-cell office:value-type="float" office:value="49" table:style-name="ce8">
            <text:p>49</text:p>
          </table:table-cell>
          <table:table-cell office:value-type="float" office:value="50" table:style-name="ce8">
            <text:p>50</text:p>
          </table:table-cell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0" table:style-name="ce8">
            <text:p>0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1" table:style-name="ce8">
            <text:p>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2" table:style-name="ce8">
            <text:p>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3" table:style-name="ce8">
            <text:p>3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4" table:style-name="ce8">
            <text:p>4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5" table:style-name="ce8">
            <text:p>5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M</text:p>
          </table:table-cell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6" table:style-name="ce8">
            <text:p>6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7" table:style-name="ce8">
            <text:p>7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M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9" table:style-name="ce8">
            <text:p>9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10" table:style-name="ce8">
            <text:p>10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M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11" table:style-name="ce8">
            <text:p>11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2"/>
          <table:table-cell table:style-name="Default_1"/>
          <table:table-cell office:value-type="float" office:value="12" table:style-name="ce8">
            <text:p>12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M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13" table:style-name="ce8">
            <text:p>13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14" table:style-name="ce8">
            <text:p>14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15" table:style-name="ce8">
            <text:p>15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16" table:style-name="ce8">
            <text:p>16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17" table:style-name="ce8">
            <text:p>17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18" table:style-name="ce8">
            <text:p>18</text:p>
          </table:table-cell>
          <table:table-cell office:value-type="string" table:style-name="ce9">
            <text:p>X</text:p>
          </table:table-cell>
          <table:table-cell office:value-type="string" table:style-name="ce9">
            <text:p>D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19" table:style-name="ce8">
            <text:p>19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20" table:style-name="ce8">
            <text:p>20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21" table:style-name="ce8">
            <text:p>2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22" table:style-name="ce8">
            <text:p>2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M</text:p>
          </table:table-cell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23" table:style-name="ce8">
            <text:p>23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24" table:style-name="ce8">
            <text:p>24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25" table:style-name="ce8">
            <text:p>25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26" table:style-name="ce8">
            <text:p>26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27" table:style-name="ce8">
            <text:p>27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28" table:style-name="ce8">
            <text:p>28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29" table:style-name="ce8">
            <text:p>29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30" table:style-name="ce8">
            <text:p>30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M</text:p>
          </table:table-cell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31" table:style-name="ce8">
            <text:p>3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32" table:style-name="ce8">
            <text:p>3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C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33" table:style-name="ce8">
            <text:p>33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34" table:style-name="ce8">
            <text:p>34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35" table:style-name="ce8">
            <text:p>35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36" table:style-name="ce8">
            <text:p>36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37" table:style-name="ce8">
            <text:p>37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38" table:style-name="ce8">
            <text:p>38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39" table:style-name="ce8">
            <text:p>39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40" table:style-name="ce8">
            <text:p>40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41" table:style-name="ce8">
            <text:p>4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42" table:style-name="ce8">
            <text:p>4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43" table:style-name="ce8">
            <text:p>43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44" table:style-name="ce8">
            <text:p>44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45" table:style-name="ce8">
            <text:p>45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46" table:style-name="ce8">
            <text:p>46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47" table:style-name="ce8">
            <text:p>47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B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6329"/>
        </table:table-row>
        <table:table-row table:style-name="ro2">
          <table:table-cell table:number-columns-repeated="3"/>
          <table:table-cell office:value-type="float" office:value="48" table:style-name="ce8">
            <text:p>48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29"/>
        </table:table-row>
        <table:table-row table:style-name="ro2">
          <table:table-cell table:number-columns-repeated="3"/>
          <table:table-cell office:value-type="float" office:value="49" table:style-name="ce8">
            <text:p>49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F</text:p>
          </table:table-cell>
          <table:table-cell office:value-type="string" table:style-name="ce9">
            <text:p>X</text:p>
          </table:table-cell>
          <table:table-cell table:number-columns-repeated="16329"/>
        </table:table-row>
        <table:table-row table:style-name="ro2">
          <table:table-cell table:number-columns-repeated="3"/>
          <table:table-cell office:value-type="float" office:value="50" table:style-name="ce8">
            <text:p>50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16329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able-cell-properties fo:background-color="#7B7B7B"/>
    </style:style>
    <style:style style:name="cf2" style:family="table-cell" style:data-style-name="N0">
      <style:table-cell-properties fo:background-color="#FFD966"/>
      <style:text-properties fo:font-weight="bold" style:font-weight-asian="bold" style:font-weight-complex="bold"/>
    </style:style>
    <style:style style:name="cf3" style:family="table-cell">
      <style:table-cell-properties fo:background-color="#A6A6A6"/>
    </style:style>
    <style:style style:name="cf4" style:family="table-cell">
      <style:table-cell-properties fo:background-color="#00B0F0"/>
    </style:style>
    <style:style style:name="cf5" style:family="table-cell">
      <style:table-cell-properties fo:background-color="#E2EFDA"/>
    </style:style>
    <style:style style:name="cf6" style:family="table-cell">
      <style:table-cell-properties fo:background-color="#C65911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Herbeth Claude-alexandre</dc:creator>
    <meta:creation-date>2024-01-22T11:51:14Z</meta:creation-date>
    <dc:date>2024-01-24T14:18:37Z</dc:date>
    <meta:editing-cycles>6</meta:editing-cycles>
    <meta:editing-duration>PT4973S</meta:editing-duration>
  </office:meta>
</office:document-meta>
</file>